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officeooo:rsid="0010cf14" officeooo:paragraph-rsid="001816cd"/>
    </style:style>
    <style:style style:name="P2" style:family="paragraph" style:parent-style-name="Standard">
      <style:text-properties style:font-name="Arial" fo:font-weight="bold" officeooo:paragraph-rsid="0014f624" style:font-weight-asian="bold" style:font-name-complex="Arial"/>
    </style:style>
    <style:style style:name="P3" style:family="paragraph" style:parent-style-name="Standard">
      <style:text-properties style:font-name="Arial" officeooo:paragraph-rsid="0014f624" style:font-name-complex="Arial" style:font-weight-complex="bold"/>
    </style:style>
    <style:style style:name="P4" style:family="paragraph" style:parent-style-name="Standard">
      <style:text-properties officeooo:paragraph-rsid="0014f624"/>
    </style:style>
    <style:style style:name="P5" style:family="paragraph" style:parent-style-name="Standard">
      <style:text-properties fo:font-size="12pt" fo:font-weight="bold" officeooo:paragraph-rsid="0014f624" style:font-size-asian="12pt" style:font-weight-asian="bold" style:font-size-complex="12pt"/>
    </style:style>
    <style:style style:name="P6" style:family="paragraph" style:parent-style-name="Standard">
      <style:paragraph-properties fo:text-align="center" style:justify-single-word="false"/>
      <style:text-properties fo:font-size="14pt" fo:font-weight="normal" officeooo:rsid="0010cf14" officeooo:paragraph-rsid="001816c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22pt" fo:font-weight="bold" officeooo:rsid="0010cf14" officeooo:paragraph-rsid="001816cd" style:font-size-asian="22pt" style:font-weight-asian="bold" style:font-size-complex="22pt" style:font-weight-complex="bold"/>
    </style:style>
    <style:style style:name="P8" style:family="paragraph" style:parent-style-name="Standard">
      <style:paragraph-properties fo:text-align="center" style:justify-single-word="false"/>
      <style:text-properties fo:font-size="15pt" fo:font-style="italic" officeooo:rsid="0010cf14" officeooo:paragraph-rsid="001816cd" style:font-size-asian="15pt" style:font-style-asian="italic" style:font-size-complex="15pt" style:font-style-complex="italic"/>
    </style:style>
    <style:style style:name="P9" style:family="paragraph" style:parent-style-name="Standard">
      <style:text-properties fo:font-style="italic" fo:font-weight="bold" officeooo:paragraph-rsid="0014f624" style:font-style-asian="italic" style:font-weight-asian="bold" style:font-style-complex="italic" style:font-weight-complex="bold"/>
    </style:style>
    <style:style style:name="P10" style:family="paragraph" style:parent-style-name="Standard">
      <style:text-properties fo:font-style="italic" officeooo:paragraph-rsid="0014f624" style:font-style-asian="italic"/>
    </style:style>
    <style:style style:name="P11" style:family="paragraph" style:parent-style-name="Standard">
      <style:text-properties style:use-window-font-color="true" fo:font-style="normal" fo:font-weight="normal" officeooo:paragraph-rsid="001bba56" style:font-style-asian="normal" style:font-weight-asian="normal" style:font-style-complex="normal" style:font-weight-complex="normal"/>
    </style:style>
    <style:style style:name="P12" style:family="paragraph" style:parent-style-name="Standard">
      <style:paragraph-properties>
        <style:tab-stops>
          <style:tab-stop style:position="0.25in"/>
        </style:tab-stops>
      </style:paragraph-properties>
      <style:text-properties fo:color="#ff0000" fo:font-weight="normal" officeooo:rsid="001b67be" officeooo:paragraph-rsid="001b67be" style:font-weight-asian="normal" style:font-weight-complex="normal"/>
    </style:style>
    <style:style style:name="P13" style:family="paragraph" style:parent-style-name="Standard">
      <style:paragraph-properties fo:keep-with-next="always"/>
      <style:text-properties officeooo:rsid="0012b832" officeooo:paragraph-rsid="0014f624"/>
    </style:style>
    <style:style style:name="P14" style:family="paragraph" style:parent-style-name="Standard">
      <style:paragraph-properties fo:keep-with-next="always"/>
      <style:text-properties officeooo:paragraph-rsid="0014f624"/>
    </style:style>
    <style:style style:name="P15" style:family="paragraph" style:parent-style-name="Standard">
      <style:paragraph-properties fo:keep-with-next="always"/>
      <style:text-properties style:font-name="Arial" fo:font-weight="bold" officeooo:paragraph-rsid="0014f624" style:font-weight-asian="bold" style:font-name-complex="Arial"/>
    </style:style>
    <style:style style:name="P16" style:family="paragraph" style:parent-style-name="Standard">
      <style:paragraph-properties fo:keep-with-next="always"/>
      <style:text-properties fo:font-style="italic" officeooo:paragraph-rsid="0014f624" style:font-style-asian="italic"/>
    </style:style>
    <style:style style:name="P17" style:family="paragraph" style:parent-style-name="Standard">
      <style:paragraph-properties fo:keep-with-next="always"/>
      <style:text-properties fo:color="#ff0000" officeooo:paragraph-rsid="0014f624"/>
    </style:style>
    <style:style style:name="P18" style:family="paragraph" style:parent-style-name="Standard">
      <style:paragraph-properties fo:keep-with-next="always">
        <style:tab-stops>
          <style:tab-stop style:position="0.25in"/>
        </style:tab-stops>
      </style:paragraph-properties>
      <style:text-properties fo:color="#ff0000" officeooo:paragraph-rsid="001b67be"/>
    </style:style>
    <style:style style:name="P19" style:family="paragraph" style:parent-style-name="Header">
      <style:paragraph-properties fo:keep-with-next="always">
        <style:tab-stops/>
      </style:paragraph-properties>
      <style:text-properties officeooo:paragraph-rsid="0014f624"/>
    </style:style>
    <style:style style:name="P20" style:family="paragraph" style:parent-style-name="Header">
      <style:paragraph-properties fo:keep-with-next="always">
        <style:tab-stops/>
      </style:paragraph-properties>
      <style:text-properties officeooo:paragraph-rsid="0014f624" style:font-style-complex="italic"/>
    </style:style>
    <style:style style:name="P21" style:family="paragraph" style:parent-style-name="Standard" style:master-page-name="Standard">
      <style:paragraph-properties style:page-number="auto" fo:break-before="page"/>
      <style:text-properties style:font-name="Arial" fo:font-weight="bold" officeooo:paragraph-rsid="0014f624" style:font-weight-asian="bold" style:font-name-complex="Arial"/>
    </style:style>
    <style:style style:name="P22" style:family="paragraph" style:parent-style-name="Standard" style:list-style-name="WW8Num22">
      <style:paragraph-properties>
        <style:tab-stops>
          <style:tab-stop style:position="0.75in"/>
        </style:tab-stops>
      </style:paragraph-properties>
      <style:text-properties officeooo:rsid="0019fec3" officeooo:paragraph-rsid="0019fec3" style:font-style-complex="italic"/>
    </style:style>
    <style:style style:name="P23" style:family="paragraph" style:parent-style-name="Standard" style:list-style-name="WW8Num1">
      <style:text-properties officeooo:rsid="0019fec3" officeooo:paragraph-rsid="0019fec3"/>
    </style:style>
    <style:style style:name="P24" style:family="paragraph" style:parent-style-name="Standard" style:list-style-name="WW8Num22">
      <style:paragraph-properties>
        <style:tab-stops>
          <style:tab-stop style:position="0.75in"/>
        </style:tab-stops>
      </style:paragraph-properties>
      <style:text-properties officeooo:rsid="0019fec3" officeooo:paragraph-rsid="0019fec3"/>
    </style:style>
    <style:style style:name="P25" style:family="paragraph" style:parent-style-name="Standard" style:list-style-name="WW8Num22">
      <style:paragraph-properties>
        <style:tab-stops>
          <style:tab-stop style:position="0.75in"/>
        </style:tab-stops>
      </style:paragraph-properties>
      <style:text-properties officeooo:rsid="0019fec3" officeooo:paragraph-rsid="001cf9b9"/>
    </style:style>
    <style:style style:name="P26" style:family="paragraph" style:parent-style-name="Standard" style:list-style-name="WW8Num22">
      <style:paragraph-properties>
        <style:tab-stops>
          <style:tab-stop style:position="0.75in"/>
        </style:tab-stops>
      </style:paragraph-properties>
      <style:text-properties officeooo:paragraph-rsid="0014f624"/>
    </style:style>
    <style:style style:name="P27" style:family="paragraph" style:parent-style-name="Standard" style:list-style-name="WW8Num22">
      <style:paragraph-properties>
        <style:tab-stops>
          <style:tab-stop style:position="0.75in"/>
        </style:tab-stops>
      </style:paragraph-properties>
      <style:text-properties fo:color="#ff0000" officeooo:rsid="0019fec3" officeooo:paragraph-rsid="0019fec3"/>
    </style:style>
    <style:style style:name="P28" style:family="paragraph" style:parent-style-name="Standard" style:list-style-name="WW8Num22">
      <style:paragraph-properties>
        <style:tab-stops>
          <style:tab-stop style:position="0.75in"/>
        </style:tab-stops>
      </style:paragraph-properties>
      <style:text-properties fo:color="#ff0000" officeooo:rsid="001b67be" officeooo:paragraph-rsid="001b67be"/>
    </style:style>
    <style:style style:name="P29" style:family="paragraph" style:parent-style-name="Header" style:list-style-name="WW8Num15">
      <style:paragraph-properties fo:keep-with-next="always">
        <style:tab-stops/>
      </style:paragraph-properties>
      <style:text-properties officeooo:rsid="0019fec3" officeooo:paragraph-rsid="0019fec3"/>
    </style:style>
    <style:style style:name="P30" style:family="paragraph" style:parent-style-name="Header" style:list-style-name="WW8Num8">
      <style:paragraph-properties fo:keep-with-next="always">
        <style:tab-stops/>
      </style:paragraph-properties>
      <style:text-properties officeooo:paragraph-rsid="0014f624"/>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Arial" fo:font-weight="bold" style:font-weight-asian="bold" style:font-name-complex="Arial"/>
    </style:style>
    <style:style style:name="T6" style:family="text">
      <style:text-properties style:font-name="Arial" style:font-name-complex="Arial" style:font-weight-complex="bold"/>
    </style:style>
    <style:style style:name="T7" style:family="text">
      <style:text-properties style:font-name="Arial" fo:font-style="italic" style:font-style-asian="italic" style:font-name-complex="Arial" style:font-weight-complex="bold"/>
    </style:style>
    <style:style style:name="T8" style:family="text">
      <style:text-properties style:font-weight-complex="bold"/>
    </style:style>
    <style:style style:name="T9" style:family="text">
      <style:text-properties officeooo:rsid="0019fec3" style:font-weight-complex="bold"/>
    </style:style>
    <style:style style:name="T10" style:family="text">
      <style:text-properties fo:font-weight="bold" style:font-weight-asian="bold"/>
    </style:style>
    <style:style style:name="T11" style:family="text">
      <style:text-properties style:font-style-complex="italic"/>
    </style:style>
    <style:style style:name="T12" style:family="text">
      <style:text-properties officeooo:rsid="0019fec3" style:font-style-complex="italic"/>
    </style:style>
    <style:style style:name="T13" style:family="text">
      <style:text-properties officeooo:rsid="0019fec3"/>
    </style:style>
    <style:style style:name="T14" style:family="text">
      <style:text-properties fo:font-weight="normal" officeooo:rsid="0019fec3" style:font-weight-asian="normal" style:font-weight-complex="normal"/>
    </style:style>
    <style:style style:name="T15" style:family="text">
      <style:text-properties fo:font-weight="normal" officeooo:rsid="001b67be" style:font-weight-asian="normal" style:font-weight-complex="normal"/>
    </style:style>
    <style:style style:name="T16" style:family="text">
      <style:text-properties officeooo:rsid="001b67be"/>
    </style:style>
    <style:style style:name="T17" style:family="text">
      <style:text-properties style:font-name="Times New Roman" fo:font-size="12pt" fo:language="en" fo:country="US" officeooo:rsid="001fc812" style:font-size-asian="12pt" style:font-name-complex="Times New Roman1" style:font-size-complex="12pt"/>
    </style:style>
    <style:style style:name="T18" style:family="text">
      <style:text-properties style:font-name="Times New Roman" fo:font-size="12pt" fo:language="en" fo:country="US" officeooo:rsid="0019fec3" style:font-size-asian="12pt" style:font-name-complex="Times New Roman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chool of Electrical Engineering, Belgrade</text:p>
      <text:p text:style-name="P6">Coursework for Software Engineering Principles (SI3P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Project: CodeUp</text:p>
      <text:p text:style-name="P7"/>
      <text:p text:style-name="P7"/>
      <text:p text:style-name="P7"/>
      <text:p text:style-name="P7"/>
      <text:p text:style-name="P7"/>
      <text:p text:style-name="P7"/>
      <text:p text:style-name="P7"/>
      <text:p text:style-name="P7"/>
      <text:p text:style-name="P7"/>
      <text:p text:style-name="P7"/>
      <text:p text:style-name="P1"/>
      <text:p text:style-name="P8">Use case specification for <text:span text:style-name="T13">Requesting a new feature</text:span></text:p>
      <text:p text:style-name="P1"/>
      <text:p text:style-name="P1">Document version: 1.0</text:p>
      <text:p text:style-name="P21">Name: </text:p>
      <text:p text:style-name="P2"><text:tab/><text:span text:style-name="T14">Requesting a new feature</text:span></text:p>
      <text:p text:style-name="P2"/>
      <text:p text:style-name="P4"><text:span text:style-name="T5">Identifier</text:span><text:span text:style-name="T6"> </text:span><text:span text:style-name="T8">(</text:span><text:span text:style-name="T3">A unique identifier for this use case, e.g. UC10</text:span><text:span text:style-name="T8">)</text:span></text:p>
      <text:p text:style-name="P4"><text:span text:style-name="T8"><text:tab/></text:span><text:span text:style-name="T9">UC8</text:span></text:p>
      <text:p text:style-name="P3"/>
      <text:p text:style-name="P14"><text:span text:style-name="T5">Description</text:span><text:span text:style-name="T10"> </text:span><text:span text:style-name="T8">(</text:span><text:span text:style-name="T3">A </text:span><text:span text:style-name="T8">c</text:span><text:span text:style-name="T2">ouple of sentences or a paragraph describing the basic idea of the use case</text:span><text:span text:style-name="T4">)</text:span></text:p>
      <text:p text:style-name="P11"><text:tab/><text:span text:style-name="T18">We are trying to be as user-friendly as possible, and therefore providing a mechanism for user <text:tab/>feedback is one of our concerns. Registered users may request anything </text:span><text:span text:style-name="T17">that they think will <text:tab/>increase platform’s usefulness, e.g.</text:span><text:span text:style-name="T18"> a larger base of problems </text:span><text:span text:style-name="T17">or even an</text:span><text:span text:style-name="T18"> introduction of novel <text:tab/>concepts to </text:span><text:span text:style-name="T17">the</text:span><text:span text:style-name="T18"> sit</text:span><text:span text:style-name="T17">e</text:span><text:span text:style-name="T18">.</text:span></text:p>
      <text:p text:style-name="P9"/>
      <text:p text:style-name="P14"><text:span text:style-name="T5">Goal </text:span><text:span text:style-name="T11">(</text:span><text:span text:style-name="T2">T</text:span><text:span text:style-name="T1">he business goal of the initiating actor</text:span><text:span text:style-name="T11">)</text:span></text:p>
      <text:list xml:id="list5855536147239339353" text:style-name="WW8Num22">
        <text:list-header>
          <text:p text:style-name="P22">User feels that something is missing as far as site’s functionalities go, or just want to see new features being added to the site.</text:p>
        </text:list-header>
      </text:list>
      <text:p text:style-name="P10"/>
      <text:p text:style-name="P14"><text:span text:style-name="T5">Preconditions </text:span><text:span text:style-name="T6">(</text:span><text:span text:style-name="T2">List the state(s) the system can be in before this use case starts</text:span>)</text:p>
      <text:list xml:id="list3403233626563191297" text:style-name="WW8Num1">
        <text:list-item>
          <text:p text:style-name="P23">System must be up and running, with core functionalities implemented.</text:p>
        </text:list-item>
      </text:list>
      <text:p text:style-name="P19"/>
      <text:p text:style-name="P19"><text:span text:style-name="T5">Assumptions </text:span><text:span text:style-name="T6">(</text:span><text:span text:style-name="T7">Optional, </text:span><text:span text:style-name="T2">List all assumptions that have been made)</text:span></text:p>
      <text:list xml:id="list9107770289237494342" text:style-name="WW8Num15">
        <text:list-item>
          <text:p text:style-name="P29">We assume that users will want to come out with their ideas and suggestions. If this turns out not to be the case, we might consider motivating them with rewards for coming up with interesting ideas (e.g. live meeting with our team of developers, account upgrade, virtual currencies, etc...)</text:p>
        </text:list-item>
      </text:list>
      <text:p text:style-name="P2"/>
      <text:p text:style-name="P14"><text:span text:style-name="T5">Frequency </text:span><text:span text:style-name="T11">(</text:span><text:span text:style-name="T2">Approximately how often this use case is realized, e.g., once a week, 500 times a day, etc</text:span>.<text:span text:style-name="T11">)</text:span></text:p>
      <text:p text:style-name="P4"><text:span text:style-name="T11"><text:tab/></text:span><text:span text:style-name="T12">Assumed not to be very frequent.</text:span></text:p>
      <text:p text:style-name="P20"/>
      <text:p text:style-name="P14"><text:span text:style-name="T5">Basic</text:span><text:span text:style-name="T10"> </text:span><text:span text:style-name="T5">Course</text:span><text:span text:style-name="T8"> (</text:span><text:span text:style-name="T3">Describe the “normal” processing path, aka, the Happy Path</text:span><text:span text:style-name="T8">)</text:span></text:p>
      <text:list xml:id="list70348158842330" text:continue-list="list5855536147239339353" text:style-name="WW8Num22">
        <text:list-item>
          <text:p text:style-name="P24">User comes up with an idea, and clicks on the “Request a feature from us!” option.</text:p>
        </text:list-item>
        <text:list-item>
          <text:p text:style-name="P24">System redirects the user to the webpage with a simple text editor and a few basic instructions on how to write a good feature request.</text:p>
        </text:list-item>
        <text:list-item>
          <text:p text:style-name="P26">Use<text:span text:style-name="T13">r types in his request/idea/suggestion, and clicks the submit button.</text:span></text:p>
        </text:list-item>
        <text:list-item>
          <text:p text:style-name="P25">Request is added to the pool of requests. </text:p>
        </text:list-item>
        <text:list-item>
          <text:p text:style-name="P24">System thanks that user for his cooperation and notifies him that one of the admins will look at his request as soon as possible.</text:p>
        </text:list-item>
        <text:list-item>
          <text:p text:style-name="P24">Administrators are notified of the new request in the request pool.</text:p>
        </text:list-item>
        <text:list-item>
          <text:p text:style-name="P27">After reading the request, administrator chooses what <text:span text:style-name="T16">is going to happen to that request</text:span>. He can delete it (if it’s an attempt of trolling or other inappropriate behavior), ignore it (if he is not sure what to think of it, in which case the request will wait in the request pool until some other administrator decides what is <text:span text:style-name="T16">going to be happen</text:span> with that request) <text:span text:style-name="T16">or approve it and therefore send it to the developers team.</text:span></text:p>
        </text:list-item>
        <text:list-item>
          <text:p text:style-name="P28">After further evaluation, our software engineering team will decide if that feature is worth implementing.</text:p>
        </text:list-item>
      </text:list>
      <text:p text:style-name="P4"/>
      <text:p text:style-name="P17"><text:span text:style-name="T5">Alternate Course A</text:span><text:span text:style-name="T10">: Description of the alternate course</text:span></text:p>
      <text:p text:style-name="P18"><text:span text:style-name="T5">Condition</text:span><text:span text:style-name="T10">: </text:span><text:span text:style-name="T15">Administrator reads an inappropriate request</text:span></text:p>
      <text:p text:style-name="P12">A.7 Administrator can warn or even ban the user that issued that request.</text:p>
      <text:p text:style-name="P4"><text:soft-page-break/></text:p>
      <text:p text:style-name="P4"/>
      <text:p text:style-name="P14"><text:span text:style-name="T5">Post</text:span><text:span text:style-name="T10"> </text:span><text:span text:style-name="T5">conditions </text:span><text:span text:style-name="T6">(</text:span><text:span text:style-name="T2">List the state(s) the system can be in when this use case ends</text:span>)</text:p>
      <text:list xml:id="list436524979597762878" text:style-name="WW8Num8">
        <text:list-item>
          <text:p text:style-name="P30"/>
        </text:list-item>
      </text:list>
      <text:p text:style-name="P5"/>
      <text:p text:style-name="P5"/>
      <text:p text:style-name="P14"><text:span text:style-name="T5">Actors </text:span><text:span text:style-name="T11">(</text:span><text:span text:style-name="T2">L</text:span><text:span text:style-name="T1">ist of actors that participate in the use case</text:span><text:span text:style-name="T11">)</text:span></text:p>
      <text:p text:style-name="P16"><text:tab/><text:span text:style-name="T16">User</text:span></text:p>
      <text:p text:style-name="P10"><text:tab/><text:span text:style-name="T16">System</text:span></text:p>
      <text:p text:style-name="P10"><text:tab/><text:span text:style-name="T16">Administrator(s)</text:span></text:p>
      <text:p text:style-name="P10"><text:tab/>? <text:span text:style-name="T16">Developers</text:span></text:p>
      <text:p text:style-name="P14"/>
      <text:p text:style-name="P15">Notes</text:p>
      <text:p text:style-name="P13"><text:span text:style-name="T2">List any "to dos", concerns to be addressed, <text:s/>important decisions made during the development of this use cas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Character_5f_20_5f_style"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Character_5f_20_5f_style" style:num-prefix="A."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7T13:15:10.935196267</meta:creation-date>
    <dc:date>2018-03-23T07:03:46.497851051</dc:date>
    <meta:editing-duration>PT28M14S</meta:editing-duration>
    <meta:editing-cycles>9</meta:editing-cycles>
    <meta:generator>LibreOffice/5.1.6.2$Linux_X86_64 LibreOffice_project/10m0$Build-2</meta:generator>
    <meta:document-statistic meta:table-count="0" meta:image-count="0" meta:object-count="0" meta:page-count="3" meta:paragraph-count="40" meta:word-count="528" meta:character-count="3131" meta:non-whitespace-character-count="2639"/>
  </office:meta>
</office:document-meta>
</file>